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 (**)</text:p>
          </table:table-cell>
          <table:table-cell office:value-type="string" calcext:value-type="string">
            <text:p>Week 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48.3" calcext:value-type="float">
            <text:p>348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823.8" calcext:value-type="float">
            <text:p>823.8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80" calcext:value-type="float">
            <text:p>48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3:52</meta:creation-date>
    <dc:date>2018-09-02T04:31:05</dc:date>
    <meta:generator>LibreOffice/5.1.6.2$Linux_X86_64 LibreOffice_project/10m0$Build-2</meta:generator>
    <meta:document-statistic meta:table-count="1" meta:cell-count="1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